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dress">
        <table:table-row>
          <table:table-cell office:value-type="string">
            <text:p>id</text:p>
          </table:table-cell>
          <table:table-cell office:value-type="string">
            <text:p>line_1</text:p>
          </table:table-cell>
          <table:table-cell office:value-type="string">
            <text:p>line_2</text:p>
          </table:table-cell>
          <table:table-cell office:value-type="string">
            <text:p>line_3</text:p>
          </table:table-cell>
          <table:table-cell office:value-type="string">
            <text:p>zip_code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 office:value-type="string">
            <text:p>not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18 Rue Defr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4300</text:p>
          </table:table-cell>
          <table:table-cell office:value-type="string">
            <text:p>Vincennes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12 Boulevard de la Libér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4300</text:p>
          </table:table-cell>
          <table:table-cell office:value-type="string">
            <text:p>Vincennes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120 Rue Dider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4300</text:p>
          </table:table-cell>
          <table:table-cell office:value-type="string">
            <text:p>Vincennes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date" office:date-value="2019-09-26T19:48:24" table:style-name="DateTimeCell">
            <text:p>2019-09-26 19:48:24</text:p>
          </table:table-cell>
          <table:table-cell office:value-type="date" office:date-value="2019-09-26T19:48:24" table:style-name="DateTimeCell">
            <text:p>2019-09-26 19:48:24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52 Place Jean Jau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3100</text:p>
          </table:table-cell>
          <table:table-cell office:value-type="string">
            <text:p>Montreuil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date" office:date-value="2019-09-26T20:18:20" table:style-name="DateTimeCell">
            <text:p>2019-09-26 20:18:2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12 Rue Jack Lond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100</text:p>
          </table:table-cell>
          <table:table-cell office:value-type="string">
            <text:p>Limoges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date" office:date-value="2019-09-28T11:23:07" table:style-name="DateTimeCell">
            <text:p>2019-09-28 11:23:07</text:p>
          </table:table-cell>
        </table:table-row>
      </table:table>
      <table:table table:name="arhistory">
        <table:table-row>
          <table:table-cell office:value-type="string">
            <text:p>id</text:p>
          </table:table-cell>
          <table:table-cell office:value-type="string">
            <text:p>table_name</text:p>
          </table:table-cell>
          <table:table-cell office:value-type="string">
            <text:p>row_id</text:p>
          </table:table-cell>
          <table:table-cell office:value-type="string">
            <text:p>event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field_name</text:p>
          </table:table-cell>
          <table:table-cell office:value-type="string">
            <text:p>old_value</text:p>
          </table:table-cell>
          <table:table-cell office:value-type="string">
            <text:p>new_value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contac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9516552">
            <text:p>1569516552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bank_accou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516552">
            <text:p>1569516552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bank_accou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69516552">
            <text:p>1569516552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Gymv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516888">
            <text:p>156951688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produc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69516908">
            <text:p>156951690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69517108">
            <text:p>156951710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69517146">
            <text:p>1569517146</text:p>
          </table:table-cell>
          <table:table-cell office:value-type="float" office:value="2">
            <text:p>2</text:p>
          </table:table-cell>
          <table:table-cell office:value-type="string">
            <text:p>value</text:p>
          </table:table-cell>
          <table:table-cell office:value-type="string">
            <text:p>12.00</text:p>
          </table:table-cell>
          <table:table-cell office:value-type="string">
            <text:p>3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produc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69517167">
            <text:p>1569517167</text:p>
          </table:table-cell>
          <table:table-cell office:value-type="float" office:value="2">
            <text:p>2</text:p>
          </table:table-cell>
          <table:table-cell office:value-type="string">
            <text:p>value</text:p>
          </table:table-cell>
          <table:table-cell office:value-type="string">
            <text:p>14.00</text:p>
          </table:table-cell>
          <table:table-cell office:value-type="string">
            <text:p>45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69517307">
            <text:p>156951730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9517336">
            <text:p>1569517336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produ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69518165">
            <text:p>15695181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69518264">
            <text:p>156951826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produc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69518346">
            <text:p>1569518346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product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69518383">
            <text:p>156951838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produc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69518427">
            <text:p>156951842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produc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69518503">
            <text:p>156951850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produc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69518538">
            <text:p>156951853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product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69518573">
            <text:p>156951857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produc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69518593">
            <text:p>1569518593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s 1 - gym tonique - lundi 12h15 (1h)</text:p>
          </table:table-cell>
          <table:table-cell office:value-type="string">
            <text:p>cours 1 - tonique - lundi 12h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69518607">
            <text:p>1569518607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s 30 - Gym entretien/etirement- lundi 9h</text:p>
          </table:table-cell>
          <table:table-cell office:value-type="string">
            <text:p>cours 30 - entretien/etirement- lundi 9h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produc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69518622">
            <text:p>1569518622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s 31 - gym pilates - lundi 10h</text:p>
          </table:table-cell>
          <table:table-cell office:value-type="string">
            <text:p>cours 31 - pilates - lundi 10h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produc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69518637">
            <text:p>1569518637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s 32 - gym tonique - lundi 11h</text:p>
          </table:table-cell>
          <table:table-cell office:value-type="string">
            <text:p>cours 32 - tonique - lundi 11h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product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9518677">
            <text:p>156951867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product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69518705">
            <text:p>15695187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produc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69518734">
            <text:p>156951873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produc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69518774">
            <text:p>156951877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produc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69518804">
            <text:p>1569518804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 40 - entretien/etirement - lundi 10h</text:p>
          </table:table-cell>
          <table:table-cell office:value-type="string">
            <text:p>cours 40 - entretien/etirement - lundi 10h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product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69518823">
            <text:p>1569518823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 41 - tonique - mardi 9h</text:p>
          </table:table-cell>
          <table:table-cell office:value-type="string">
            <text:p>cours 41 - tonique - mardi 9h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produc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69518837">
            <text:p>1569518837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 43 - entretien - mardi 11h</text:p>
          </table:table-cell>
          <table:table-cell office:value-type="string">
            <text:p>cours 43 - entretien - mardi 11h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ont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69519531">
            <text:p>156951953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bank_accou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69519531">
            <text:p>156951953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bank_accoun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69519531">
            <text:p>1569519531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Splunge, Bob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bank_accoun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69519702">
            <text:p>1569519702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contact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69519702">
            <text:p>1569519702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addres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contac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bank_accou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bank_acco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Dupont, Marcel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transac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transa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ord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ord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69519810">
            <text:p>15695198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addres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contac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bank_accou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bank_accou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Durand, pierre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ransa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ord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ord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ord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ord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69519965">
            <text:p>156951996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addr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69520104">
            <text:p>156952010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contact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69520104">
            <text:p>156952010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bank_accou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9520104">
            <text:p>156952010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bank_accou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69520104">
            <text:p>1569520104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Coquelicot, jacqueline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transa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69520105">
            <text:p>1569520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transac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9520105">
            <text:p>1569520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ord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69520105">
            <text:p>1569520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orde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69520105">
            <text:p>1569520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ord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69520105">
            <text:p>1569520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order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69520105">
            <text:p>1569520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transaction_pack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520334">
            <text:p>156952033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transa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69520362">
            <text:p>1569520362</text:p>
          </table:table-cell>
          <table:table-cell office:value-type="float" office:value="2">
            <text:p>2</text:p>
          </table:table-cell>
          <table:table-cell office:value-type="string">
            <text:p>transaction_pack_id</text:p>
          </table:table-cell>
          <table:table-cell office:value-type="string">
            <text:p>NULL</text:p>
          </table:table-cell>
          <table:table-cell office:value-type="string">
            <text:p>1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transacti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69520362">
            <text:p>1569520362</text:p>
          </table:table-cell>
          <table:table-cell office:value-type="float" office:value="2">
            <text:p>2</text:p>
          </table:table-cell>
          <table:table-cell office:value-type="string">
            <text:p>transaction_pack_id</text:p>
          </table:table-cell>
          <table:table-cell office:value-type="string">
            <text:p>NULL</text:p>
          </table:table-cell>
          <table:table-cell office:value-type="string">
            <text:p>1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transa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69520362">
            <text:p>1569520362</text:p>
          </table:table-cell>
          <table:table-cell office:value-type="float" office:value="2">
            <text:p>2</text:p>
          </table:table-cell>
          <table:table-cell office:value-type="string">
            <text:p>transaction_pack_id</text:p>
          </table:table-cell>
          <table:table-cell office:value-type="string">
            <text:p>NULL</text:p>
          </table:table-cell>
          <table:table-cell office:value-type="string">
            <text:p>1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product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69520897">
            <text:p>156952089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product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69520926">
            <text:p>1569520926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produc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69521410">
            <text:p>156952141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product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69521436">
            <text:p>1569521436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urs 71 - parent/bébé</text:p>
          </table:table-cell>
          <table:table-cell office:value-type="string">
            <text:p>cours 71 - parent/bébé - lundi 10h30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product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69521493">
            <text:p>156952149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product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69521528">
            <text:p>156952152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product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569521585">
            <text:p>156952158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produc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69521624">
            <text:p>1569521624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product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69521663">
            <text:p>156952166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produc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69521691">
            <text:p>156952169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product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69521726">
            <text:p>1569521726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addres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contac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bank_accou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bank_accoun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Le Petit, Nicolas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transac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orde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order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69521900">
            <text:p>15695219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contac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69521970">
            <text:p>156952197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bank_accoun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69521970">
            <text:p>156952197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bank_accoun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69521970">
            <text:p>1569521970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Sorano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contac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69521989">
            <text:p>1569521989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bank_accou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69521989">
            <text:p>1569521989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bank_accoun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69521989">
            <text:p>1569521989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CODEP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orde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9662069">
            <text:p>1569662069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order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69662104">
            <text:p>1569662104</text:p>
          </table:table-cell>
          <table:table-cell office:value-type="float" office:value="2">
            <text:p>2</text:p>
          </table:table-cell>
          <table:table-cell office:value-type="string">
            <text:p>value</text:p>
          </table:table-cell>
          <table:table-cell office:value-type="string">
            <text:p>0.00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transacti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69662162">
            <text:p>1569662162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transac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69662351">
            <text:p>1569662351</text:p>
          </table:table-cell>
          <table:table-cell office:value-type="float" office:value="2">
            <text:p>2</text:p>
          </table:table-cell>
          <table:table-cell office:value-type="string">
            <text:p>category_id</text:p>
          </table:table-cell>
          <table:table-cell office:value-type="string">
            <text:p>NULL</text:p>
          </table:table-cell>
          <table:table-cell office:value-type="string">
            <text:p>7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transac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69662373">
            <text:p>1569662373</text:p>
          </table:table-cell>
          <table:table-cell office:value-type="float" office:value="2">
            <text:p>2</text:p>
          </table:table-cell>
          <table:table-cell office:value-type="string">
            <text:p>type</text:p>
          </table:table-cell>
          <table:table-cell office:value-type="string">
            <text:p>CHQ</text:p>
          </table:table-cell>
          <table:table-cell office:value-type="string">
            <text:p>VIR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transac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69662398">
            <text:p>1569662398</text:p>
          </table:table-cell>
          <table:table-cell office:value-type="float" office:value="2">
            <text:p>2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déméngament de l'adhérent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t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662398">
            <text:p>156966239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addres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9662587">
            <text:p>156966258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contact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69662587">
            <text:p>156966258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bank_account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69662587">
            <text:p>156966258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bank_accou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69662587">
            <text:p>1569662587</text:p>
          </table:table-cell>
          <table:table-cell office:value-type="float" office:value="2">
            <text:p>2</text:p>
          </table:table-cell>
          <table:table-cell office:value-type="string">
            <text:p>contact_name</text:p>
          </table:table-cell>
          <table:table-cell office:value-type="string">
            <text:p>NULL</text:p>
          </table:table-cell>
          <table:table-cell office:value-type="string">
            <text:p>Hill, Benny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transa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69662587">
            <text:p>156966258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transacti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69662587">
            <text:p>156966258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transa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69662588">
            <text:p>156966258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ord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69662588">
            <text:p>156966258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ord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69662588">
            <text:p>156966258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order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69662588">
            <text:p>156966258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orde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69662588">
            <text:p>156966258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transacti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69662615">
            <text:p>1569662615</text:p>
          </table:table-cell>
          <table:table-cell office:value-type="float" office:value="2">
            <text:p>2</text:p>
          </table:table-cell>
          <table:table-cell office:value-type="string">
            <text:p>is_verified</text:p>
          </table:table-cell>
          <table:table-cell office:value-type="string">
            <text:p>NULL</text:p>
          </table:table-cell>
          <table:table-cell office:value-type="string">
            <text:p>0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transacti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69662615">
            <text:p>1569662615</text:p>
          </table:table-cell>
          <table:table-cell office:value-type="float" office:value="2">
            <text:p>2</text:p>
          </table:table-cell>
          <table:table-cell office:value-type="string">
            <text:p>reference_date</text:p>
          </table:table-cell>
          <table:table-cell office:value-type="string">
            <text:p>NULL</text:p>
          </table:table-cell>
          <table:table-cell office:value-type="string">
            <text:p>2019-11-01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ransacti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69662637">
            <text:p>1569662637</text:p>
          </table:table-cell>
          <table:table-cell office:value-type="float" office:value="2">
            <text:p>2</text:p>
          </table:table-cell>
          <table:table-cell office:value-type="string">
            <text:p>is_verified</text:p>
          </table:table-cell>
          <table:table-cell office:value-type="string">
            <text:p>NULL</text:p>
          </table:table-cell>
          <table:table-cell office:value-type="string">
            <text:p>0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transacti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69662637">
            <text:p>1569662637</text:p>
          </table:table-cell>
          <table:table-cell office:value-type="float" office:value="2">
            <text:p>2</text:p>
          </table:table-cell>
          <table:table-cell office:value-type="string">
            <text:p>reference_date</text:p>
          </table:table-cell>
          <table:table-cell office:value-type="string">
            <text:p>NULL</text:p>
          </table:table-cell>
          <table:table-cell office:value-type="string">
            <text:p>2020-01-01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attachme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69794663">
            <text:p>156979466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  <table:table table:name="attachment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</text:p>
          </table:table-cell>
          <table:table-cell office:value-type="string">
            <text:p>hash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itemId</text:p>
          </table:table-cell>
          <table:table-cell office:value-type="string">
            <text:p>size</text:p>
          </table:table-cell>
          <table:table-cell office:value-type="string">
            <text:p>type</text:p>
          </table:table-cell>
          <table:table-cell office:value-type="string">
            <text:p>mime</text:p>
          </table:table-cell>
          <table:table-cell office:value-type="string">
            <text:p>category_id</text:p>
          </table:table-cell>
          <table:table-cell office:value-type="string">
            <text:p>not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190830_105346_0467718180</text:p>
          </table:table-cell>
          <table:table-cell office:value-type="string">
            <text:p>Contact</text:p>
          </table:table-cell>
          <table:table-cell office:value-type="string">
            <text:p>09ffc835c352e038b42c5d6dae4e1673</text:p>
          </table:table-cell>
          <table:table-cell office:value-type="date" office:date-value="2019-09-30T00:04:23" table:style-name="DateTimeCell">
            <text:p>2019-09-30 00:04:23</text:p>
          </table:table-cell>
          <table:table-cell office:value-type="date" office:date-value="2019-09-30T00:04:23" table:style-name="DateTimeCell">
            <text:p>2019-09-30 00:04:23</text:p>
          </table:table-cell>
          <table:table-cell office:value-type="float" office:value="13">
            <text:p>13</text:p>
          </table:table-cell>
          <table:table-cell office:value-type="float" office:value="297178">
            <text:p>297178</text:p>
          </table:table-cell>
          <table:table-cell office:value-type="string">
            <text:p>wav</text:p>
          </table:table-cell>
          <table:table-cell office:value-type="string">
            <text:p>audio/x-wav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able:table table:name="auth_assignment">
        <table:table-row>
          <table:table-cell office:value-type="string">
            <text:p>item_name</text:p>
          </table:table-cell>
          <table:table-cell office:value-type="string">
            <text:p>user_id</text:p>
          </table:table-cell>
          <table:table-cell office:value-type="string">
            <text:p>created_at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</text:p>
          </table:table-cell>
          <table:table-cell office:value-type="float" office:value="1569516418">
            <text:p>1569516418</text:p>
          </table:table-cell>
        </table:table-row>
      </table:table>
      <table:table table:name="auth_item">
        <table:table-row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rule_name</text:p>
          </table:table-cell>
          <table:table-cell office:value-type="string">
            <text:p>data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569516418">
            <text:p>1569516418</text:p>
          </table:table-cell>
          <table:table-cell office:value-type="float" office:value="1569516418">
            <text:p>1569516418</text:p>
          </table:table-cell>
        </table:table-row>
      </table:table>
      <table:table table:name="auth_item_child">
        <table:table-row>
          <table:table-cell office:value-type="string">
            <text:p>parent</text:p>
          </table:table-cell>
          <table:table-cell office:value-type="string">
            <text:p>child</text:p>
          </table:table-cell>
        </table:table-row>
      </table:table>
      <table:table table:name="auth_rule">
        <table:table-row>
          <table:table-cell office:value-type="string">
            <text:p>name</text:p>
          </table:table-cell>
          <table:table-cell office:value-type="string">
            <text:p>data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</table:table>
      <table:table table:name="bank_account">
        <table:table-row>
          <table:table-cell office:value-type="string">
            <text:p>id</text:p>
          </table:table-cell>
          <table:table-cell office:value-type="string">
            <text:p>contact_id</text:p>
          </table:table-cell>
          <table:table-cell office:value-type="string">
            <text:p>contact_name</text:p>
          </table:table-cell>
          <table:table-cell office:value-type="string">
            <text:p>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initial_valu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ymv</text:p>
          </table:table-cell>
          <table:table-cell office:value-type="string">
            <text:p/>
          </table:table-cell>
          <table:table-cell office:value-type="date" office:date-value="2019-09-26T18:49:12" table:style-name="DateTimeCell">
            <text:p>2019-09-26 18:49:12</text:p>
          </table:table-cell>
          <table:table-cell office:value-type="date" office:date-value="2019-09-26T18:49:12" table:style-name="DateTimeCell">
            <text:p>2019-09-26 18:49:12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Dupont, Marcel</text:p>
          </table:table-cell>
          <table:table-cell office:value-type="string">
            <text:p/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Durand, pierre</text:p>
          </table:table-cell>
          <table:table-cell office:value-type="string">
            <text:p/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Coquelicot, jacqueline</text:p>
          </table:table-cell>
          <table:table-cell office:value-type="string">
            <text:p/>
          </table:table-cell>
          <table:table-cell office:value-type="date" office:date-value="2019-09-26T19:48:24" table:style-name="DateTimeCell">
            <text:p>2019-09-26 19:48:24</text:p>
          </table:table-cell>
          <table:table-cell office:value-type="date" office:date-value="2019-09-26T19:48:24" table:style-name="DateTimeCell">
            <text:p>2019-09-26 19:48:24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Le Petit, Nicolas</text:p>
          </table:table-cell>
          <table:table-cell office:value-type="string">
            <text:p/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Sorano</text:p>
          </table:table-cell>
          <table:table-cell office:value-type="string">
            <text:p/>
          </table:table-cell>
          <table:table-cell office:value-type="date" office:date-value="2019-09-26T20:19:30" table:style-name="DateTimeCell">
            <text:p>2019-09-26 20:19:30</text:p>
          </table:table-cell>
          <table:table-cell office:value-type="date" office:date-value="2019-09-26T20:19:30" table:style-name="DateTimeCell">
            <text:p>2019-09-26 20:19:3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CODEP</text:p>
          </table:table-cell>
          <table:table-cell office:value-type="string">
            <text:p/>
          </table:table-cell>
          <table:table-cell office:value-type="date" office:date-value="2019-09-26T20:19:49" table:style-name="DateTimeCell">
            <text:p>2019-09-26 20:19:49</text:p>
          </table:table-cell>
          <table:table-cell office:value-type="date" office:date-value="2019-09-26T20:19:49" table:style-name="DateTimeCell">
            <text:p>2019-09-26 20:19:49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Hill, Benny</text:p>
          </table:table-cell>
          <table:table-cell office:value-type="string">
            <text:p/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float" office:value="0.00">
            <text:p>0.00</text:p>
          </table:table-cell>
        </table:table-row>
      </table:table>
      <table:table table:name="category">
        <table:table-row>
          <table:table-cell office:value-type="string">
            <text:p>id</text:p>
          </table:table-cell>
          <table:table-cell office:value-type="string">
            <text:p>contact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roduct</text:p>
          </table:table-cell>
          <table:table-cell office:value-type="string">
            <text:p>cours adulte sall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product</text:p>
          </table:table-cell>
          <table:table-cell office:value-type="string">
            <text:p>adhésio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product</text:p>
          </table:table-cell>
          <table:table-cell office:value-type="string">
            <text:p>cours exterieu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product</text:p>
          </table:table-cell>
          <table:table-cell office:value-type="string">
            <text:p>cours parent bébé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product</text:p>
          </table:table-cell>
          <table:table-cell office:value-type="string">
            <text:p>cours enfant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string">
            <text:p>transaction</text:p>
          </table:table-cell>
          <table:table-cell office:value-type="string">
            <text:p>inscription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string">
            <text:p>transaction</text:p>
          </table:table-cell>
          <table:table-cell office:value-type="string">
            <text:p>remboursement cours</text:p>
          </table:table-cell>
        </table:table-row>
      </table:table>
      <table:table table:name="config">
        <table:table-row>
          <table:table-cell office:value-type="string">
            <text:p>id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>bank_account_id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ontact_id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date_range_id</text:p>
          </table:table-cell>
          <table:table-cell office:value-type="string">
            <text:p>saison en cours</text:p>
          </table:table-cell>
        </table:table-row>
        <table:table-row>
          <table:table-cell office:value-type="string">
            <text:p>order.create.setDefaultValidity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der.create.setProductValu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roduct.consumed.by.registered.contact</text:p>
          </table:table-cell>
          <table:table-cell office:value-type="string">
            <text:p/>
          </table:table-cell>
        </table:table-row>
        <table:table-row>
          <table:table-cell office:value-type="string">
            <text:p>product.create.setDefaultValidity</text:p>
          </table:table-cell>
          <table:table-cell office:value-type="string">
            <text:p>0</text:p>
          </table:table-cell>
        </table:table-row>
      </table:table>
      <table:table table:name="contact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ir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is_deleted</text:p>
          </table:table-cell>
          <table:table-cell office:value-type="string">
            <text:p>uuid</text:p>
          </table:table-cell>
          <table:table-cell office:value-type="string">
            <text:p>address_id</text:p>
          </table:table-cell>
          <table:table-cell office:value-type="string">
            <text:p>is_natural_person</text:p>
          </table:table-cell>
          <table:table-cell office:value-type="string">
            <text:p>birthday</text:p>
          </table:table-cell>
          <table:table-cell office:value-type="string">
            <text:p>gender</text:p>
          </table:table-cell>
          <table:table-cell office:value-type="string">
            <text:p>email</text:p>
          </table:table-cell>
          <table:table-cell office:value-type="string">
            <text:p>note</text:p>
          </table:table-cell>
          <table:table-cell office:value-type="string">
            <text:p>phone_1</text:p>
          </table:table-cell>
          <table:table-cell office:value-type="string">
            <text:p>phone_2</text:p>
          </table:table-cell>
          <table:table-cell office:value-type="string">
            <text:p>date_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Gymv</text:p>
          </table:table-cell>
          <table:table-cell office:value-type="string">
            <text:p/>
          </table:table-cell>
          <table:table-cell office:value-type="date" office:date-value="2019-09-26T18:49:12" table:style-name="DateTimeCell">
            <text:p>2019-09-26 18:49:12</text:p>
          </table:table-cell>
          <table:table-cell office:value-type="date" office:date-value="2019-09-26T18:49:12" table:style-name="DateTimeCell">
            <text:p>2019-09-26 18:49:12</text:p>
          </table:table-cell>
          <table:table-cell office:value-type="float" office:value="0">
            <text:p>0</text:p>
          </table:table-cell>
          <table:table-cell office:value-type="string">
            <text:p>e8ba1515-88c4-4d6b-b92e-6adf7ebe167c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gymvpourtous@hot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Dupont</text:p>
          </table:table-cell>
          <table:table-cell office:value-type="string">
            <text:p>Marcel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string">
            <text:p>NULL</text:p>
          </table:table-cell>
          <table:table-cell office:value-type="string">
            <text:p>cb005fa4-5fff-490b-8fd5-c2697eec89a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1945-02-01" table:style-name="DateCell">
            <text:p>1945-02-0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Durand</text:p>
          </table:table-cell>
          <table:table-cell office:value-type="string">
            <text:p>pierre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string">
            <text:p>NULL</text:p>
          </table:table-cell>
          <table:table-cell office:value-type="string">
            <text:p>0463aa4d-a722-4e30-b72a-ba4ea5dd69d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quelicot</text:p>
          </table:table-cell>
          <table:table-cell office:value-type="string">
            <text:p>jacqueline</text:p>
          </table:table-cell>
          <table:table-cell office:value-type="date" office:date-value="2019-09-26T19:48:24" table:style-name="DateTimeCell">
            <text:p>2019-09-26 19:48:24</text:p>
          </table:table-cell>
          <table:table-cell office:value-type="date" office:date-value="2019-09-26T19:48:24" table:style-name="DateTimeCell">
            <text:p>2019-09-26 19:48:24</text:p>
          </table:table-cell>
          <table:table-cell office:value-type="string">
            <text:p>NULL</text:p>
          </table:table-cell>
          <table:table-cell office:value-type="string">
            <text:p>67c96ea5-2c66-467d-b063-5c0593cbcd5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1960-11-12" table:style-name="DateCell">
            <text:p>1960-11-12</text:p>
          </table:table-cell>
          <table:table-cell office:value-type="float" office:value="2">
            <text:p>2</text:p>
          </table:table-cell>
          <table:table-cell office:value-type="string">
            <text:p>coquelicot@e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Le Petit</text:p>
          </table:table-cell>
          <table:table-cell office:value-type="string">
            <text:p>Nicolas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string">
            <text:p>NULL</text:p>
          </table:table-cell>
          <table:table-cell office:value-type="string">
            <text:p>53b94959-d219-4ed8-a63b-1a5f1822e3b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date" office:date-value="2000-07-23" table:style-name="DateCell">
            <text:p>2000-07-23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Sorano</text:p>
          </table:table-cell>
          <table:table-cell office:value-type="string">
            <text:p/>
          </table:table-cell>
          <table:table-cell office:value-type="date" office:date-value="2019-09-26T20:19:30" table:style-name="DateTimeCell">
            <text:p>2019-09-26 20:19:30</text:p>
          </table:table-cell>
          <table:table-cell office:value-type="date" office:date-value="2019-09-26T20:19:30" table:style-name="DateTimeCell">
            <text:p>2019-09-26 20:19:30</text:p>
          </table:table-cell>
          <table:table-cell office:value-type="float" office:value="0">
            <text:p>0</text:p>
          </table:table-cell>
          <table:table-cell office:value-type="string">
            <text:p>f0fadcb1-6b17-4e18-bb80-d5138cf493e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sorano@e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ODEP</text:p>
          </table:table-cell>
          <table:table-cell office:value-type="string">
            <text:p/>
          </table:table-cell>
          <table:table-cell office:value-type="date" office:date-value="2019-09-26T20:19:49" table:style-name="DateTimeCell">
            <text:p>2019-09-26 20:19:49</text:p>
          </table:table-cell>
          <table:table-cell office:value-type="date" office:date-value="2019-09-26T20:19:49" table:style-name="DateTimeCell">
            <text:p>2019-09-26 20:19:49</text:p>
          </table:table-cell>
          <table:table-cell office:value-type="float" office:value="0">
            <text:p>0</text:p>
          </table:table-cell>
          <table:table-cell office:value-type="string">
            <text:p>7ecdd450-f1e6-44f7-82ff-7664e2b4323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odep@e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ill</text:p>
          </table:table-cell>
          <table:table-cell office:value-type="string">
            <text:p>Benny</text:p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string">
            <text:p>NULL</text:p>
          </table:table-cell>
          <table:table-cell office:value-type="string">
            <text:p>0d0325fc-d3ab-4596-9d64-188b72eeda0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</table:table>
      <table:table table:name="contact_has_contact">
        <table:table-row>
          <table:table-cell office:value-type="string">
            <text:p>id</text:p>
          </table:table-cell>
          <table:table-cell office:value-type="string">
            <text:p>source_contact_id</text:p>
          </table:table-cell>
          <table:table-cell office:value-type="string">
            <text:p>target_contact_id</text:p>
          </table:table-cell>
          <table:table-cell office:value-type="string">
            <text:p>typ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valid_date_start</text:p>
          </table:table-cell>
          <table:table-cell office:value-type="string">
            <text:p>valid_date_end</text:p>
          </table:table-cell>
        </table:table-row>
      </table:table>
      <table:table table:name="migration">
        <table:table-row>
          <table:table-cell office:value-type="string">
            <text:p>version</text:p>
          </table:table-cell>
          <table:table-cell office:value-type="string">
            <text:p>apply_time</text:p>
          </table:table-cell>
        </table:table-row>
      </table:table>
      <table:table table:name="order">
        <table:table-row>
          <table:table-cell office:value-type="string">
            <text:p>id</text:p>
          </table:table-cell>
          <table:table-cell office:value-type="string">
            <text:p>product_id</text:p>
          </table:table-cell>
          <table:table-cell office:value-type="string">
            <text:p>to_contact_id</text:p>
          </table:table-cell>
          <table:table-cell office:value-type="string">
            <text:p>from_contact_id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value</text:p>
          </table:table-cell>
          <table:table-cell office:value-type="string">
            <text:p>valid_date_start</text:p>
          </table:table-cell>
          <table:table-cell office:value-type="string">
            <text:p>valid_date_end</text:p>
          </table:table-cell>
          <table:table-cell office:value-type="string">
            <text:p>transactions_value_total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float" office:value="35.00">
            <text:p>35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float" office:value="27.00">
            <text:p>27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float" office:value="106.00">
            <text:p>106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float" office:value="35.00">
            <text:p>35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float" office:value="27.00">
            <text:p>27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float" office:value="106.00">
            <text:p>106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float" office:value="101.00">
            <text:p>101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float" office:value="35.00">
            <text:p>35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float" office:value="27.00">
            <text:p>27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float" office:value="106.00">
            <text:p>106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float" office:value="101.00">
            <text:p>101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69.00">
            <text:p>269.0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float" office:value="45.00">
            <text:p>45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51.00">
            <text:p>251.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float" office:value="206.00">
            <text:p>206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51.00">
            <text:p>251.0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date" office:date-value="2019-09-28T11:14:29" table:style-name="DateTimeCell">
            <text:p>2019-09-28 11:14:29</text:p>
          </table:table-cell>
          <table:table-cell office:value-type="date" office:date-value="2019-09-28T11:15:04" table:style-name="DateTimeCell">
            <text:p>2019-09-28 11:15:04</text:p>
          </table:table-cell>
          <table:table-cell office:value-type="float" office:value="100.00">
            <text:p>100.00</text:p>
          </table:table-cell>
          <table:table-cell office:value-type="date" office:date-value="2020-01-01" table:style-name="DateCell">
            <text:p>2020-01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float" office:value="45.00">
            <text:p>45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78.00">
            <text:p>278.0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float" office:value="27.00">
            <text:p>27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78.00">
            <text:p>278.0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float" office:value="106.00">
            <text:p>106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78.00">
            <text:p>278.0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date" office:date-value="2019-09-28T11:23:08" table:style-name="DateTimeCell">
            <text:p>2019-09-28 11:23:08</text:p>
          </table:table-cell>
          <table:table-cell office:value-type="float" office:value="100.00">
            <text:p>100.00</text:p>
          </table:table-cell>
          <table:table-cell office:value-type="date" office:date-value="2019-09-01" table:style-name="DateCell">
            <text:p>2019-09-01</text:p>
          </table:table-cell>
          <table:table-cell office:value-type="date" office:date-value="2020-08-31" table:style-name="DateCell">
            <text:p>2020-08-31</text:p>
          </table:table-cell>
          <table:table-cell office:value-type="float" office:value="278.00">
            <text:p>278.00</text:p>
          </table:table-cell>
        </table:table-row>
      </table:table>
      <table:table table:name="order_transaction">
        <table:table-row>
          <table:table-cell office:value-type="string">
            <text:p>order_id</text:p>
          </table:table-cell>
          <table:table-cell office:value-type="string">
            <text:p>transaction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</table:table>
      <table:table table:name="product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valid_date_start</text:p>
          </table:table-cell>
          <table:table-cell office:value-type="string">
            <text:p>valid_date_end</text:p>
          </table:table-cell>
          <table:table-cell office:value-type="string">
            <text:p>description</text:p>
          </table:table-cell>
          <table:table-cell office:value-type="string">
            <text:p>category_i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dhésion Vincennois</text:p>
          </table:table-cell>
          <table:table-cell office:value-type="float" office:value="35.00">
            <text:p>35.00</text:p>
          </table:table-cell>
          <table:table-cell office:value-type="date" office:date-value="2019-09-26T18:54:48" table:style-name="DateTimeCell">
            <text:p>2019-09-26 18:54:48</text:p>
          </table:table-cell>
          <table:table-cell office:value-type="date" office:date-value="2019-09-26T18:59:06" table:style-name="DateTimeCell">
            <text:p>2019-09-26 18:59:0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dhésion non vincennois</text:p>
          </table:table-cell>
          <table:table-cell office:value-type="float" office:value="45.00">
            <text:p>45.00</text:p>
          </table:table-cell>
          <table:table-cell office:value-type="date" office:date-value="2019-09-26T18:55:08" table:style-name="DateTimeCell">
            <text:p>2019-09-26 18:55:08</text:p>
          </table:table-cell>
          <table:table-cell office:value-type="date" office:date-value="2019-09-26T18:59:27" table:style-name="DateTimeCell">
            <text:p>2019-09-26 18:59: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License Adulte</text:p>
          </table:table-cell>
          <table:table-cell office:value-type="float" office:value="27.00">
            <text:p>27.00</text:p>
          </table:table-cell>
          <table:table-cell office:value-type="date" office:date-value="2019-09-26T18:58:28" table:style-name="DateTimeCell">
            <text:p>2019-09-26 18:58:28</text:p>
          </table:table-cell>
          <table:table-cell office:value-type="date" office:date-value="2019-09-26T18:58:28" table:style-name="DateTimeCell">
            <text:p>2019-09-26 18:58: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dhésion SORANO - vincennois</text:p>
          </table:table-cell>
          <table:table-cell office:value-type="float" office:value="24.00">
            <text:p>24.00</text:p>
          </table:table-cell>
          <table:table-cell office:value-type="date" office:date-value="2019-09-26T19:01:47" table:style-name="DateTimeCell">
            <text:p>2019-09-26 19:01:47</text:p>
          </table:table-cell>
          <table:table-cell office:value-type="date" office:date-value="2019-09-26T19:01:47" table:style-name="DateTimeCell">
            <text:p>2019-09-26 19:01: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dhésion SORANO - non vincennois</text:p>
          </table:table-cell>
          <table:table-cell office:value-type="float" office:value="32.00">
            <text:p>32.00</text:p>
          </table:table-cell>
          <table:table-cell office:value-type="date" office:date-value="2019-09-26T19:02:16" table:style-name="DateTimeCell">
            <text:p>2019-09-26 19:02:16</text:p>
          </table:table-cell>
          <table:table-cell office:value-type="date" office:date-value="2019-09-26T19:02:16" table:style-name="DateTimeCell">
            <text:p>2019-09-26 19:02:1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ours 1 - tonique - lundi 12h</text:p>
          </table:table-cell>
          <table:table-cell office:value-type="float" office:value="106.00">
            <text:p>106.00</text:p>
          </table:table-cell>
          <table:table-cell office:value-type="date" office:date-value="2019-09-26T19:16:05" table:style-name="DateTimeCell">
            <text:p>2019-09-26 19:16:05</text:p>
          </table:table-cell>
          <table:table-cell office:value-type="date" office:date-value="2019-09-26T19:23:13" table:style-name="DateTimeCell">
            <text:p>2019-09-26 19:23: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urs 30 - entretien/etirement- lundi 9h</text:p>
          </table:table-cell>
          <table:table-cell office:value-type="float" office:value="106.00">
            <text:p>106.00</text:p>
          </table:table-cell>
          <table:table-cell office:value-type="date" office:date-value="2019-09-26T19:17:44" table:style-name="DateTimeCell">
            <text:p>2019-09-26 19:17:44</text:p>
          </table:table-cell>
          <table:table-cell office:value-type="date" office:date-value="2019-09-26T19:23:27" table:style-name="DateTimeCell">
            <text:p>2019-09-26 19:23: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ours 31 - pilates - lundi 10h</text:p>
          </table:table-cell>
          <table:table-cell office:value-type="float" office:value="106.00">
            <text:p>106.00</text:p>
          </table:table-cell>
          <table:table-cell office:value-type="date" office:date-value="2019-09-26T19:19:06" table:style-name="DateTimeCell">
            <text:p>2019-09-26 19:19:06</text:p>
          </table:table-cell>
          <table:table-cell office:value-type="date" office:date-value="2019-09-26T19:23:42" table:style-name="DateTimeCell">
            <text:p>2019-09-26 19:23: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urs 32 - tonique - lundi 11h</text:p>
          </table:table-cell>
          <table:table-cell office:value-type="float" office:value="106.00">
            <text:p>106.00</text:p>
          </table:table-cell>
          <table:table-cell office:value-type="date" office:date-value="2019-09-26T19:19:43" table:style-name="DateTimeCell">
            <text:p>2019-09-26 19:19:43</text:p>
          </table:table-cell>
          <table:table-cell office:value-type="date" office:date-value="2019-09-26T19:23:57" table:style-name="DateTimeCell">
            <text:p>2019-09-26 19:23: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urs 40 - entretien/etirement - lundi 10h</text:p>
          </table:table-cell>
          <table:table-cell office:value-type="float" office:value="106.00">
            <text:p>106.00</text:p>
          </table:table-cell>
          <table:table-cell office:value-type="date" office:date-value="2019-09-26T19:20:27" table:style-name="DateTimeCell">
            <text:p>2019-09-26 19:20:27</text:p>
          </table:table-cell>
          <table:table-cell office:value-type="date" office:date-value="2019-09-26T19:26:44" table:style-name="DateTimeCell">
            <text:p>2019-09-26 19:26:4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ours 2 - tonique - mardi 9h</text:p>
          </table:table-cell>
          <table:table-cell office:value-type="float" office:value="106.00">
            <text:p>106.00</text:p>
          </table:table-cell>
          <table:table-cell office:value-type="date" office:date-value="2019-09-26T19:21:43" table:style-name="DateTimeCell">
            <text:p>2019-09-26 19:21:43</text:p>
          </table:table-cell>
          <table:table-cell office:value-type="date" office:date-value="2019-09-26T19:21:43" table:style-name="DateTimeCell">
            <text:p>2019-09-26 19:21: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ours 3 - entretien/etirement - mardi 10h</text:p>
          </table:table-cell>
          <table:table-cell office:value-type="float" office:value="106.00">
            <text:p>106.00</text:p>
          </table:table-cell>
          <table:table-cell office:value-type="date" office:date-value="2019-09-26T19:22:18" table:style-name="DateTimeCell">
            <text:p>2019-09-26 19:22:18</text:p>
          </table:table-cell>
          <table:table-cell office:value-type="date" office:date-value="2019-09-26T19:22:18" table:style-name="DateTimeCell">
            <text:p>2019-09-26 19:22: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ours 4 - tonique/etirement - mardi 10h</text:p>
          </table:table-cell>
          <table:table-cell office:value-type="float" office:value="106.00">
            <text:p>106.00</text:p>
          </table:table-cell>
          <table:table-cell office:value-type="date" office:date-value="2019-09-26T19:22:53" table:style-name="DateTimeCell">
            <text:p>2019-09-26 19:22:53</text:p>
          </table:table-cell>
          <table:table-cell office:value-type="date" office:date-value="2019-09-26T19:22:53" table:style-name="DateTimeCell">
            <text:p>2019-09-26 19:22: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cours 5 - entretien - mardi 14h</text:p>
          </table:table-cell>
          <table:table-cell office:value-type="float" office:value="106.00">
            <text:p>106.00</text:p>
          </table:table-cell>
          <table:table-cell office:value-type="date" office:date-value="2019-09-26T19:24:37" table:style-name="DateTimeCell">
            <text:p>2019-09-26 19:24:37</text:p>
          </table:table-cell>
          <table:table-cell office:value-type="date" office:date-value="2019-09-26T19:24:37" table:style-name="DateTimeCell">
            <text:p>2019-09-26 19:24: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cours 41 - tonique - mardi 9h</text:p>
          </table:table-cell>
          <table:table-cell office:value-type="float" office:value="106.00">
            <text:p>106.00</text:p>
          </table:table-cell>
          <table:table-cell office:value-type="date" office:date-value="2019-09-26T19:25:05" table:style-name="DateTimeCell">
            <text:p>2019-09-26 19:25:05</text:p>
          </table:table-cell>
          <table:table-cell office:value-type="date" office:date-value="2019-09-26T19:27:03" table:style-name="DateTimeCell">
            <text:p>2019-09-26 19:27: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ours 42 - entretien/etirement - mardi 10h</text:p>
          </table:table-cell>
          <table:table-cell office:value-type="float" office:value="106.00">
            <text:p>106.00</text:p>
          </table:table-cell>
          <table:table-cell office:value-type="date" office:date-value="2019-09-26T19:25:34" table:style-name="DateTimeCell">
            <text:p>2019-09-26 19:25:34</text:p>
          </table:table-cell>
          <table:table-cell office:value-type="date" office:date-value="2019-09-26T19:25:34" table:style-name="DateTimeCell">
            <text:p>2019-09-26 19:25: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ours 43 - entretien - mardi 11h</text:p>
          </table:table-cell>
          <table:table-cell office:value-type="float" office:value="106.00">
            <text:p>106.00</text:p>
          </table:table-cell>
          <table:table-cell office:value-type="date" office:date-value="2019-09-26T19:26:14" table:style-name="DateTimeCell">
            <text:p>2019-09-26 19:26:14</text:p>
          </table:table-cell>
          <table:table-cell office:value-type="date" office:date-value="2019-09-26T19:27:17" table:style-name="DateTimeCell">
            <text:p>2019-09-26 19:27: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cours 70 - parent/bébé - lundi 9h30</text:p>
          </table:table-cell>
          <table:table-cell office:value-type="float" office:value="236.00">
            <text:p>236.00</text:p>
          </table:table-cell>
          <table:table-cell office:value-type="date" office:date-value="2019-09-26T20:01:36" table:style-name="DateTimeCell">
            <text:p>2019-09-26 20:01:36</text:p>
          </table:table-cell>
          <table:table-cell office:value-type="date" office:date-value="2019-09-26T20:01:36" table:style-name="DateTimeCell">
            <text:p>2019-09-26 20:01: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cours 71 - parent/bébé - lundi 10h30</text:p>
          </table:table-cell>
          <table:table-cell office:value-type="float" office:value="236.00">
            <text:p>236.00</text:p>
          </table:table-cell>
          <table:table-cell office:value-type="date" office:date-value="2019-09-26T20:02:06" table:style-name="DateTimeCell">
            <text:p>2019-09-26 20:02:06</text:p>
          </table:table-cell>
          <table:table-cell office:value-type="date" office:date-value="2019-09-26T20:10:36" table:style-name="DateTimeCell">
            <text:p>2019-09-26 20:10: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ours 72 - parent/bébé - jeudi 9h30</text:p>
          </table:table-cell>
          <table:table-cell office:value-type="float" office:value="236.00">
            <text:p>236.00</text:p>
          </table:table-cell>
          <table:table-cell office:value-type="date" office:date-value="2019-09-26T20:10:10" table:style-name="DateTimeCell">
            <text:p>2019-09-26 20:10:10</text:p>
          </table:table-cell>
          <table:table-cell office:value-type="date" office:date-value="2019-09-26T20:10:10" table:style-name="DateTimeCell">
            <text:p>2019-09-26 20:10: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cours 73 - parent/bébé - jeudi 10h30</text:p>
          </table:table-cell>
          <table:table-cell office:value-type="float" office:value="236.00">
            <text:p>236.00</text:p>
          </table:table-cell>
          <table:table-cell office:value-type="date" office:date-value="2019-09-26T20:11:33" table:style-name="DateTimeCell">
            <text:p>2019-09-26 20:11:33</text:p>
          </table:table-cell>
          <table:table-cell office:value-type="date" office:date-value="2019-09-26T20:11:33" table:style-name="DateTimeCell">
            <text:p>2019-09-26 20:11: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cours 74 - parent/bébé - vendredi 15h30</text:p>
          </table:table-cell>
          <table:table-cell office:value-type="float" office:value="236.00">
            <text:p>236.00</text:p>
          </table:table-cell>
          <table:table-cell office:value-type="date" office:date-value="2019-09-26T20:12:08" table:style-name="DateTimeCell">
            <text:p>2019-09-26 20:12:08</text:p>
          </table:table-cell>
          <table:table-cell office:value-type="date" office:date-value="2019-09-26T20:12:08" table:style-name="DateTimeCell">
            <text:p>2019-09-26 20:12:0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cours 81 - grand CP - mercredi 14h45</text:p>
          </table:table-cell>
          <table:table-cell office:value-type="float" office:value="206.00">
            <text:p>206.00</text:p>
          </table:table-cell>
          <table:table-cell office:value-type="date" office:date-value="2019-09-26T20:13:05" table:style-name="DateTimeCell">
            <text:p>2019-09-26 20:13:05</text:p>
          </table:table-cell>
          <table:table-cell office:value-type="date" office:date-value="2019-09-26T20:13:05" table:style-name="DateTimeCell">
            <text:p>2019-09-26 20:13: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cours 82 - petits/moyens - mercredi 15h30</text:p>
          </table:table-cell>
          <table:table-cell office:value-type="float" office:value="206.00">
            <text:p>206.00</text:p>
          </table:table-cell>
          <table:table-cell office:value-type="date" office:date-value="2019-09-26T20:13:44" table:style-name="DateTimeCell">
            <text:p>2019-09-26 20:13:44</text:p>
          </table:table-cell>
          <table:table-cell office:value-type="date" office:date-value="2019-09-26T20:13:44" table:style-name="DateTimeCell">
            <text:p>2019-09-26 20:13:4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ours 60 - petits/moyens - jeudi 16h30</text:p>
          </table:table-cell>
          <table:table-cell office:value-type="float" office:value="206.00">
            <text:p>206.00</text:p>
          </table:table-cell>
          <table:table-cell office:value-type="date" office:date-value="2019-09-26T20:14:23" table:style-name="DateTimeCell">
            <text:p>2019-09-26 20:14:23</text:p>
          </table:table-cell>
          <table:table-cell office:value-type="date" office:date-value="2019-09-26T20:14:23" table:style-name="DateTimeCell">
            <text:p>2019-09-26 20:14: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cours 61 - grands/CP/CE1 - jeudi 17h15</text:p>
          </table:table-cell>
          <table:table-cell office:value-type="float" office:value="206.00">
            <text:p>206.00</text:p>
          </table:table-cell>
          <table:table-cell office:value-type="date" office:date-value="2019-09-26T20:14:51" table:style-name="DateTimeCell">
            <text:p>2019-09-26 20:14:51</text:p>
          </table:table-cell>
          <table:table-cell office:value-type="date" office:date-value="2019-09-26T20:14:51" table:style-name="DateTimeCell">
            <text:p>2019-09-26 20:14: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cours 75 - petits - vendredi 16h45</text:p>
          </table:table-cell>
          <table:table-cell office:value-type="float" office:value="206.00">
            <text:p>206.00</text:p>
          </table:table-cell>
          <table:table-cell office:value-type="date" office:date-value="2019-09-26T20:15:26" table:style-name="DateTimeCell">
            <text:p>2019-09-26 20:15:26</text:p>
          </table:table-cell>
          <table:table-cell office:value-type="date" office:date-value="2019-09-26T20:15:26" table:style-name="DateTimeCell">
            <text:p>2019-09-26 20:15: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</table:table-row>
      </table:table>
      <table:table table:name="profile">
        <table:table-row>
          <table:table-cell office:value-type="string">
            <text:p>user_id</text:p>
          </table:table-cell>
          <table:table-cell office:value-type="string">
            <text:p>name</text:p>
          </table:table-cell>
          <table:table-cell office:value-type="string">
            <text:p>public_email</text:p>
          </table:table-cell>
          <table:table-cell office:value-type="string">
            <text:p>gravatar_email</text:p>
          </table:table-cell>
          <table:table-cell office:value-type="string">
            <text:p>gravatar_id</text:p>
          </table:table-cell>
          <table:table-cell office:value-type="string">
            <text:p>location</text:p>
          </table:table-cell>
          <table:table-cell office:value-type="string">
            <text:p>website</text:p>
          </table:table-cell>
          <table:table-cell office:value-type="string">
            <text:p>timezone</text:p>
          </table:table-cell>
          <table:table-cell office:value-type="string">
            <text:p>bio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  <table:table table:name="session">
        <table:table-row>
          <table:table-cell office:value-type="string">
            <text:p>id</text:p>
          </table:table-cell>
          <table:table-cell office:value-type="string">
            <text:p>expire</text:p>
          </table:table-cell>
          <table:table-cell office:value-type="string">
            <text:p>data</text:p>
          </table:table-cell>
          <table:table-cell office:value-type="string">
            <text:p>user_id</text:p>
          </table:table-cell>
          <table:table-cell office:value-type="string">
            <text:p>last_write</text:p>
          </table:table-cell>
        </table:table-row>
        <table:table-row>
          <table:table-cell office:value-type="string">
            <text:p>57c4fccac337768f46dc1801560fc07a</text:p>
          </table:table-cell>
          <table:table-cell office:value-type="float" office:value="1569598075">
            <text:p>1569598075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float" office:value="1569596635">
            <text:p>1569596635</text:p>
          </table:table-cell>
        </table:table-row>
        <table:table-row>
          <table:table-cell office:value-type="string">
            <text:p>dd4d307f4f32f7031747fd177b29a6a0</text:p>
          </table:table-cell>
          <table:table-cell office:value-type="float" office:value="1569796143">
            <text:p>1569796143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float" office:value="1569794703">
            <text:p>1569794703</text:p>
          </table:table-cell>
        </table:table-row>
      </table:table>
      <table:table table:name="social_account">
        <table:table-row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provider</text:p>
          </table:table-cell>
          <table:table-cell office:value-type="string">
            <text:p>client_id</text:p>
          </table:table-cell>
          <table:table-cell office:value-type="string">
            <text:p>code</text:p>
          </table:table-cell>
          <table:table-cell office:value-type="string">
            <text:p>email</text:p>
          </table:table-cell>
          <table:table-cell office:value-type="string">
            <text:p>username</text:p>
          </table:table-cell>
          <table:table-cell office:value-type="string">
            <text:p>data</text:p>
          </table:table-cell>
          <table:table-cell office:value-type="string">
            <text:p>created_at</text:p>
          </table:table-cell>
        </table:table-row>
      </table:table>
      <table:table table:name="tag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requency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 vérifier</text:p>
          </table:table-cell>
          <table:table-cell office:value-type="float" office:value="1">
            <text:p>1</text:p>
          </table:table-cell>
          <table:table-cell office:value-type="date" office:date-value="2019-09-28T11:19:58" table:style-name="DateTimeCell">
            <text:p>2019-09-28 11:19:58</text:p>
          </table:table-cell>
          <table:table-cell office:value-type="date" office:date-value="2019-09-28T11:19:58" table:style-name="DateTimeCell">
            <text:p>2019-09-28 11:19:58</text:p>
          </table:table-cell>
        </table:table-row>
      </table:table>
      <table:table table:name="tag_has_transaction">
        <table:table-row>
          <table:table-cell office:value-type="string">
            <text:p>tag_id</text:p>
          </table:table-cell>
          <table:table-cell office:value-type="string">
            <text:p>transaction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</table:table>
      <table:table table:name="token">
        <table:table-row>
          <table:table-cell office:value-type="string">
            <text:p>user_id</text:p>
          </table:table-cell>
          <table:table-cell office:value-type="string">
            <text:p>code</text:p>
          </table:table-cell>
          <table:table-cell office:value-type="string">
            <text:p>type</text:p>
          </table:table-cell>
          <table:table-cell office:value-type="string">
            <text:p>created_at</text:p>
          </table:table-cell>
        </table:table-row>
      </table:table>
      <table:table table:name="transaction">
        <table:table-row>
          <table:table-cell office:value-type="string">
            <text:p>id</text:p>
          </table:table-cell>
          <table:table-cell office:value-type="string">
            <text:p>from_account_id</text:p>
          </table:table-cell>
          <table:table-cell office:value-type="string">
            <text:p>to_account_id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is_verified</text:p>
          </table:table-cell>
          <table:table-cell office:value-type="string">
            <text:p>reference_date</text:p>
          </table:table-cell>
          <table:table-cell office:value-type="string">
            <text:p>code</text:p>
          </table:table-cell>
          <table:table-cell office:value-type="string">
            <text:p>transaction_pack_id</text:p>
          </table:table-cell>
          <table:table-cell office:value-type="string">
            <text:p>type</text:p>
          </table:table-cell>
          <table:table-cell office:value-type="string">
            <text:p>orders_value_total</text:p>
          </table:table-cell>
          <table:table-cell office:value-type="string">
            <text:p>category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.00">
            <text:p>100.00</text:p>
          </table:table-cell>
          <table:table-cell office:value-type="string">
            <text:p>NULL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52:42" table:style-name="DateTimeCell">
            <text:p>2019-09-26 19:52:42</text:p>
          </table:table-cell>
          <table:table-cell office:value-type="string">
            <text:p>NULL</text:p>
          </table:table-cell>
          <table:table-cell office:value-type="date" office:date-value="2019-09-26" table:style-name="DateCell">
            <text:p>2019-09-26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CHQ</text:p>
          </table:table-cell>
          <table:table-cell office:value-type="float" office:value="168.00">
            <text:p>168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.00">
            <text:p>68.00</text:p>
          </table:table-cell>
          <table:table-cell office:value-type="string">
            <text:p>NULL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date" office:date-value="2019-09-26T19:43:30" table:style-name="DateTimeCell">
            <text:p>2019-09-26 19:43:30</text:p>
          </table:table-cell>
          <table:table-cell office:value-type="string">
            <text:p>NULL</text:p>
          </table:table-cell>
          <table:table-cell office:value-type="date" office:date-value="2020-01-01" table:style-name="DateCell">
            <text:p>2020-01-01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CHQ</text:p>
          </table:table-cell>
          <table:table-cell office:value-type="float" office:value="168.00">
            <text:p>168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9.00">
            <text:p>269.00</text:p>
          </table:table-cell>
          <table:table-cell office:value-type="string">
            <text:p>NULL</text:p>
          </table:table-cell>
          <table:table-cell office:value-type="date" office:date-value="2019-09-26T19:46:05" table:style-name="DateTimeCell">
            <text:p>2019-09-26 19:46:05</text:p>
          </table:table-cell>
          <table:table-cell office:value-type="date" office:date-value="2019-09-26T19:52:42" table:style-name="DateTimeCell">
            <text:p>2019-09-26 19:52:42</text:p>
          </table:table-cell>
          <table:table-cell office:value-type="string">
            <text:p>NULL</text:p>
          </table:table-cell>
          <table:table-cell office:value-type="date" office:date-value="2019-09-26" table:style-name="DateCell">
            <text:p>2019-09-26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CHQ</text:p>
          </table:table-cell>
          <table:table-cell office:value-type="float" office:value="269.00">
            <text:p>269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.00">
            <text:p>200.00</text:p>
          </table:table-cell>
          <table:table-cell office:value-type="string">
            <text:p>NULL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date" office:date-value="2019-09-26T19:52:42" table:style-name="DateTimeCell">
            <text:p>2019-09-26 19:52:42</text:p>
          </table:table-cell>
          <table:table-cell office:value-type="string">
            <text:p>NULL</text:p>
          </table:table-cell>
          <table:table-cell office:value-type="date" office:date-value="2019-09-26" table:style-name="DateCell">
            <text:p>2019-09-26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CHQ</text:p>
          </table:table-cell>
          <table:table-cell office:value-type="float" office:value="269.00">
            <text:p>269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9.00">
            <text:p>69.00</text:p>
          </table:table-cell>
          <table:table-cell office:value-type="string">
            <text:p>NULL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date" office:date-value="2019-09-26T19:48:25" table:style-name="DateTimeCell">
            <text:p>2019-09-26 19:48:25</text:p>
          </table:table-cell>
          <table:table-cell office:value-type="string">
            <text:p>NULL</text:p>
          </table:table-cell>
          <table:table-cell office:value-type="date" office:date-value="2020-01-01" table:style-name="DateCell">
            <text:p>2020-01-01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CHQ</text:p>
          </table:table-cell>
          <table:table-cell office:value-type="float" office:value="269.00">
            <text:p>269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1.00">
            <text:p>251.00</text:p>
          </table:table-cell>
          <table:table-cell office:value-type="string">
            <text:p>NULL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date" office:date-value="2019-09-26T20:18:20" table:style-name="DateTimeCell">
            <text:p>2019-09-26 20:18:20</text:p>
          </table:table-cell>
          <table:table-cell office:value-type="string">
            <text:p>NULL</text:p>
          </table:table-cell>
          <table:table-cell office:value-type="date" office:date-value="2019-09-26" table:style-name="DateCell">
            <text:p>2019-09-26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CHQ</text:p>
          </table:table-cell>
          <table:table-cell office:value-type="float" office:value="251.00">
            <text:p>251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.00">
            <text:p>100.00</text:p>
          </table:table-cell>
          <table:table-cell office:value-type="string">
            <text:p>déméngament de l'adhérent</text:p>
          </table:table-cell>
          <table:table-cell office:value-type="date" office:date-value="2019-09-28T11:16:02" table:style-name="DateTimeCell">
            <text:p>2019-09-28 11:16:02</text:p>
          </table:table-cell>
          <table:table-cell office:value-type="date" office:date-value="2019-09-28T11:19:58" table:style-name="DateTimeCell">
            <text:p>2019-09-28 11:19:58</text:p>
          </table:table-cell>
          <table:table-cell office:value-type="float" office:value="0">
            <text:p>0</text:p>
          </table:table-cell>
          <table:table-cell office:value-type="date" office:date-value="2019-09-28" table:style-name="DateCell">
            <text:p>2019-09-28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VIR</text:p>
          </table:table-cell>
          <table:table-cell office:value-type="float" office:value="100.00">
            <text:p>100.00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.00">
            <text:p>100.00</text:p>
          </table:table-cell>
          <table:table-cell office:value-type="string">
            <text:p>NULL</text:p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string">
            <text:p>NULL</text:p>
          </table:table-cell>
          <table:table-cell office:value-type="date" office:date-value="2019-09-28" table:style-name="DateCell">
            <text:p>2019-09-28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CHQ</text:p>
          </table:table-cell>
          <table:table-cell office:value-type="float" office:value="278.00">
            <text:p>278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0.00">
            <text:p>170.00</text:p>
          </table:table-cell>
          <table:table-cell office:value-type="string">
            <text:p/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date" office:date-value="2019-09-28T11:23:35" table:style-name="DateTimeCell">
            <text:p>2019-09-28 11:23:35</text:p>
          </table:table-cell>
          <table:table-cell office:value-type="float" office:value="0">
            <text:p>0</text:p>
          </table:table-cell>
          <table:table-cell office:value-type="date" office:date-value="2019-11-01" table:style-name="DateCell">
            <text:p>2019-11-01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CHQ</text:p>
          </table:table-cell>
          <table:table-cell office:value-type="float" office:value="278.00">
            <text:p>278.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date" office:date-value="2019-09-28T11:23:07" table:style-name="DateTimeCell">
            <text:p>2019-09-28 11:23:07</text:p>
          </table:table-cell>
          <table:table-cell office:value-type="date" office:date-value="2019-09-28T11:23:57" table:style-name="DateTimeCell">
            <text:p>2019-09-28 11:23:57</text:p>
          </table:table-cell>
          <table:table-cell office:value-type="float" office:value="0">
            <text:p>0</text:p>
          </table:table-cell>
          <table:table-cell office:value-type="date" office:date-value="2020-01-01" table:style-name="DateCell">
            <text:p>2020-01-01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CHQ</text:p>
          </table:table-cell>
          <table:table-cell office:value-type="float" office:value="278.00">
            <text:p>278.00</text:p>
          </table:table-cell>
          <table:table-cell office:value-type="float" office:value="6">
            <text:p>6</text:p>
          </table:table-cell>
        </table:table-row>
      </table:table>
      <table:table table:name="transaction_pack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reference_dat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bank_account_id</text:p>
          </table:table-cell>
          <table:table-cell office:value-type="string">
            <text:p>typ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épot Septembre 2019</text:p>
          </table:table-cell>
          <table:table-cell office:value-type="date" office:date-value="2019-09-30" table:style-name="DateCell">
            <text:p>2019-09-30</text:p>
          </table:table-cell>
          <table:table-cell office:value-type="date" office:date-value="2019-09-26T19:52:14" table:style-name="DateTimeCell">
            <text:p>2019-09-26 19:52:14</text:p>
          </table:table-cell>
          <table:table-cell office:value-type="date" office:date-value="2019-09-26T19:52:14" table:style-name="DateTimeCell">
            <text:p>2019-09-26 19:52:1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</table:table-row>
      </table:table>
      <table:table table:name="user"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password_hash</text:p>
          </table:table-cell>
          <table:table-cell office:value-type="string">
            <text:p>auth_key</text:p>
          </table:table-cell>
          <table:table-cell office:value-type="string">
            <text:p>unconfirmed_email</text:p>
          </table:table-cell>
          <table:table-cell office:value-type="string">
            <text:p>registration_ip</text:p>
          </table:table-cell>
          <table:table-cell office:value-type="string">
            <text:p>flags</text:p>
          </table:table-cell>
          <table:table-cell office:value-type="string">
            <text:p>confirmed_at</text:p>
          </table:table-cell>
          <table:table-cell office:value-type="string">
            <text:p>blocked_at</text:p>
          </table:table-cell>
          <table:table-cell office:value-type="string">
            <text:p>updated_at</text:p>
          </table:table-cell>
          <table:table-cell office:value-type="string">
            <text:p>created_at</text:p>
          </table:table-cell>
          <table:table-cell office:value-type="string">
            <text:p>last_login_at</text:p>
          </table:table-cell>
          <table:table-cell office:value-type="string">
            <text:p>last_login_ip</text:p>
          </table:table-cell>
          <table:table-cell office:value-type="string">
            <text:p>auth_tf_key</text:p>
          </table:table-cell>
          <table:table-cell office:value-type="string">
            <text:p>auth_tf_enabled</text:p>
          </table:table-cell>
          <table:table-cell office:value-type="string">
            <text:p>password_changed_at</text:p>
          </table:table-cell>
          <table:table-cell office:value-type="string">
            <text:p>gdpr_consent</text:p>
          </table:table-cell>
          <table:table-cell office:value-type="string">
            <text:p>gdpr_consent_date</text:p>
          </table:table-cell>
          <table:table-cell office:value-type="string">
            <text:p>gdpr_deleted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dmin</text:p>
          </table:table-cell>
          <table:table-cell office:value-type="string">
            <text:p>admin@email.com</text:p>
          </table:table-cell>
          <table:table-cell office:value-type="string">
            <text:p>$2y$10$MtzVBpANMx7Q9S.YX91pHOr5esyN5o2RN2VMzfdwYnraAPf2arVaa</text:p>
          </table:table-cell>
          <table:table-cell office:value-type="string">
            <text:p>pvjC6uQiZ6MfCmdlPCamb-fCMLZ4tS6B</text:p>
          </table:table-cell>
          <table:table-cell office:value-type="string">
            <text:p>NULL</text:p>
          </table:table-cell>
          <table:table-cell office:value-type="string">
            <text:p>91.163.189.27</text:p>
          </table:table-cell>
          <table:table-cell office:value-type="float" office:value="0">
            <text:p>0</text:p>
          </table:table-cell>
          <table:table-cell office:value-type="float" office:value="1569516418">
            <text:p>1569516418</text:p>
          </table:table-cell>
          <table:table-cell office:value-type="string">
            <text:p>NULL</text:p>
          </table:table-cell>
          <table:table-cell office:value-type="float" office:value="1569516418">
            <text:p>1569516418</text:p>
          </table:table-cell>
          <table:table-cell office:value-type="float" office:value="1569516418">
            <text:p>1569516418</text:p>
          </table:table-cell>
          <table:table-cell office:value-type="float" office:value="1569794068">
            <text:p>1569794068</text:p>
          </table:table-cell>
          <table:table-cell office:value-type="string">
            <text:p>91.163.189.2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569516418">
            <text:p>1569516418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4</meta:generator>
    <meta:initial-creator>phpMyAdmin 4.6.6deb4</meta:initial-creator>
    <meta:creation-date>2019-09-30T10:07:01</meta:creation-date>
  </office:meta>
</office:document-meta>
</file>